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fo:orphans="2" fo:widows="2" style:punctuation-wrap="hanging" style:vertical-align="auto" style:snap-to-layout-grid="true" style:writing-mode="lr-tb"/>
      <style:text-properties fo:font-size="24pt" officeooo:rsid="00177678" officeooo:paragraph-rsid="00177678" style:font-size-asian="21pt" style:font-size-complex="24pt"/>
    </style:style>
    <style:style style:name="P2" style:family="paragraph" style:parent-style-name="Standard">
      <style:paragraph-properties fo:text-align="center" style:justify-single-word="false"/>
      <style:text-properties fo:font-size="21pt" style:font-size-asian="18.3500003814697pt" style:font-size-complex="21pt"/>
    </style:style>
    <style:style style:name="P3" style:family="paragraph" style:parent-style-name="Standard">
      <style:paragraph-properties fo:text-align="center" style:justify-single-word="false"/>
      <style:text-properties fo:font-size="21pt" officeooo:paragraph-rsid="00177678" style:font-size-asian="18.3500003814697pt" style:font-size-complex="21pt"/>
    </style:style>
    <style:style style:name="P4" style:family="paragraph" style:parent-style-name="Standard">
      <style:paragraph-properties fo:text-align="center" style:justify-single-word="false"/>
      <style:text-properties fo:font-size="26pt" officeooo:rsid="00177678" officeooo:paragraph-rsid="00177678" style:font-size-asian="22.75pt" style:font-size-complex="26pt"/>
    </style:style>
    <style:style style:name="P5" style:family="paragraph" style:parent-style-name="Standard">
      <style:paragraph-properties fo:text-align="center" style:justify-single-word="false" fo:keep-together="auto" fo:orphans="2" fo:widows="2" fo:keep-with-next="auto" style:punctuation-wrap="hanging" style:vertical-align="auto" style:snap-to-layout-grid="true" style:writing-mode="lr-tb"/>
      <style:text-properties officeooo:paragraph-rsid="00177678"/>
    </style:style>
    <style:style style:name="P6" style:family="paragraph" style:parent-style-name="Standard">
      <style:paragraph-properties fo:text-align="center" style:justify-single-word="false" fo:keep-together="auto" fo:orphans="2" fo:widows="2" fo:break-before="auto" fo:break-after="auto" fo:keep-with-next="auto" style:punctuation-wrap="hanging" style:vertical-align="auto" style:snap-to-layout-grid="true" style:writing-mode="lr-tb"/>
      <style:text-properties officeooo:paragraph-rsid="00177678"/>
    </style:style>
    <style:style style:name="P7" style:family="paragraph" style:parent-style-name="Standard">
      <style:paragraph-properties fo:text-align="center" style:justify-single-word="false" fo:orphans="2" fo:widows="2" style:punctuation-wrap="hanging" style:vertical-align="auto" style:snap-to-layout-grid="true" style:writing-mode="lr-tb"/>
      <style:text-properties officeooo:paragraph-rsid="00177678"/>
    </style:style>
    <style:style style:name="P8" style:family="paragraph" style:parent-style-name="Standard">
      <style:paragraph-properties fo:text-align="center" style:justify-single-word="false" fo:keep-together="auto" fo:orphans="2" fo:widows="2" fo:break-before="auto" fo:break-after="auto" fo:keep-with-next="auto" style:punctuation-wrap="hanging" style:vertical-align="auto" style:snap-to-layout-grid="true" style:writing-mode="lr-tb"/>
      <style:text-properties fo:font-size="12pt" fo:language="en" fo:country="GB" officeooo:paragraph-rsid="00177678" style:font-size-asian="12pt" style:font-size-complex="12pt"/>
    </style:style>
    <style:style style:name="P9" style:family="paragraph" style:parent-style-name="Standard">
      <style:paragraph-properties fo:text-align="center" style:justify-single-word="false" fo:keep-together="auto" fo:orphans="2" fo:widows="2" fo:break-before="auto" fo:break-after="auto" fo:keep-with-next="auto" style:punctuation-wrap="hanging" style:vertical-align="auto" style:snap-to-layout-grid="true" style:writing-mode="lr-tb"/>
      <style:text-properties fo:font-size="12pt" fo:language="en" fo:country="GB" fo:font-weight="bold" officeooo:paragraph-rsid="00177678" style:font-size-asian="12pt" style:font-weight-asian="bold" style:font-size-complex="12pt" style:font-weight-complex="bold"/>
    </style:style>
    <style:style style:name="P10" style:family="paragraph" style:parent-style-name="Standard">
      <style:paragraph-properties fo:text-align="center" style:justify-single-word="false" fo:orphans="2" fo:widows="2" style:punctuation-wrap="hanging" style:vertical-align="auto" style:snap-to-layout-grid="true" style:writing-mode="lr-tb"/>
      <style:text-properties fo:font-size="40pt" officeooo:rsid="00177678" officeooo:paragraph-rsid="00177678" style:font-size-asian="40pt" style:font-size-complex="40pt"/>
    </style:style>
    <style:style style:name="P11" style:family="paragraph" style:parent-style-name="Standard">
      <style:paragraph-properties fo:text-align="start" style:justify-single-word="false" fo:orphans="2" fo:widows="2" style:punctuation-wrap="hanging" style:vertical-align="auto" style:snap-to-layout-grid="true" style:writing-mode="lr-tb"/>
      <style:text-properties fo:font-size="40pt" officeooo:rsid="00177678" officeooo:paragraph-rsid="00177678" style:font-size-asian="40pt" style:font-size-complex="40pt"/>
    </style:style>
    <style:style style:name="P12" style:family="paragraph" style:parent-style-name="Standard">
      <style:paragraph-properties fo:text-align="start" style:justify-single-word="false" fo:orphans="2" fo:widows="2" style:punctuation-wrap="hanging" style:vertical-align="auto" style:snap-to-layout-grid="true" style:writing-mode="lr-tb"/>
      <style:text-properties fo:font-size="40pt" fo:font-weight="bold" officeooo:rsid="00177678" officeooo:paragraph-rsid="00177678" style:font-size-asian="40pt" style:font-weight-asian="bold" style:font-size-complex="40pt" style:font-weight-complex="bold"/>
    </style:style>
    <style:style style:name="P13" style:family="paragraph" style:parent-style-name="Standard">
      <style:paragraph-properties fo:text-align="center" style:justify-single-word="false" fo:orphans="2" fo:widows="2" style:punctuation-wrap="hanging" style:vertical-align="auto" style:snap-to-layout-grid="true" style:writing-mode="lr-tb"/>
      <style:text-properties fo:font-size="24pt" officeooo:rsid="00177678" officeooo:paragraph-rsid="00177678" style:font-size-asian="21pt" style:font-size-complex="24pt"/>
    </style:style>
    <style:style style:name="P14" style:family="paragraph" style:parent-style-name="Standard">
      <style:paragraph-properties fo:text-align="start" style:justify-single-word="false" fo:orphans="2" fo:widows="2" style:punctuation-wrap="hanging" style:vertical-align="auto" style:snap-to-layout-grid="true" style:writing-mode="lr-tb"/>
      <style:text-properties fo:font-size="20pt" officeooo:rsid="00177678" officeooo:paragraph-rsid="00177678" style:font-size-asian="17.5pt" style:font-size-complex="20pt"/>
    </style:style>
    <style:style style:name="P15" style:family="paragraph" style:parent-style-name="Standard">
      <style:paragraph-properties fo:text-align="start" style:justify-single-word="false" fo:orphans="2" fo:widows="2" style:punctuation-wrap="hanging" style:vertical-align="auto" style:snap-to-layout-grid="true" style:writing-mode="lr-tb"/>
      <style:text-properties fo:font-size="20pt" fo:font-weight="bold" officeooo:rsid="00177678" officeooo:paragraph-rsid="00177678" style:font-size-asian="17.5pt" style:font-weight-asian="bold" style:font-size-complex="20pt" style:font-weight-complex="bold"/>
    </style:style>
    <style:style style:name="P16" style:family="paragraph" style:parent-style-name="Text_20_body" style:list-style-name="L1"/>
    <style:style style:name="P17" style:family="paragraph" style:parent-style-name="Text_20_body" style:list-style-name="L1">
      <style:paragraph-properties fo:margin-top="0in" fo:margin-bottom="0in" style:contextual-spacing="false"/>
    </style:style>
    <style:style style:name="T1" style:family="text">
      <style:text-properties officeooo:rsid="00177678"/>
    </style:style>
    <style:style style:name="T2" style:family="text">
      <style:text-properties fo:font-size="40pt" style:font-size-asian="40pt" style:font-size-complex="40pt"/>
    </style:style>
    <style:style style:name="T3" style:family="text">
      <style:text-properties fo:font-size="40pt" officeooo:rsid="00177678" style:font-size-asian="40pt" style:font-size-complex="40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6pt" fo:language="en" fo:country="GB" fo:font-weight="bold" style:font-size-asian="16pt" style:font-weight-asian="bold" style:font-size-complex="16pt" style:font-weight-complex="bold"/>
    </style:style>
    <style:style style:name="T7" style:family="text">
      <style:text-properties fo:language="en" fo:country="GB"/>
    </style:style>
    <style:style style:name="T8" style:family="text">
      <style:text-properties fo:language="en" fo:country="GB" fo:font-weight="bold" style:font-weight-asian="bold" style:font-weight-complex="bold"/>
    </style:style>
    <style:style style:name="T9" style:family="text">
      <style:text-properties fo:language="en" fo:country="GB" style:text-underline-style="solid" style:text-underline-width="auto" style:text-underline-color="font-color"/>
    </style:style>
    <style:style style:name="T10" style:family="text">
      <style:text-properties fo:language="en" fo:country="GB" style:text-underline-style="solid" style:text-underline-width="auto" style:text-underline-color="font-color"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AM TUCK WIZ</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p text:style-name="P2"><text:span text:style-name="T3"/></text:p>
      <text:p text:style-name="P2"><text:span text:style-name="T3"/></text:p>
      <text:p text:style-name="P2"><text:span text:style-name="T3"/></text:p>
      <text:p text:style-name="P2"><text:span text:style-name="T3"/></text:p>
      <text:p text:style-name="P3"><text:span text:style-name="T3">TUCK WIZ MEMBERS:</text:span></text:p>
      <text:p text:style-name="P4">Student1378890</text:p>
      <text:p text:style-name="P4">Student1560353</text:p>
      <text:p text:style-name="P4">Student1427868</text:p>
      <text:p text:style-name="P4">Student1420151</text:p>
      <text:p text:style-name="P4">Student1558075</text:p>
      <text:p text:style-name="P4"/>
      <text:p text:style-name="P6" loext:marker-style-name="T6"><text:span text:style-name="T6">Under The Guidance Of:</text:span></text:p>
      <text:p text:style-name="P6" loext:marker-style-name="T4"><text:span text:style-name="T4">Prof. Nwosu Polite Uzor</text:span></text:p>
      <text:p text:style-name="P8" loext:marker-style-name="T4"/>
      <text:p text:style-name="P9" loext:marker-style-name="T5"/>
      <text:p text:style-name="P6" loext:marker-style-name="T4"><text:span text:style-name="T5">Department of</text:span><text:span text:style-name="T4">: </text:span></text:p>
      <text:p text:style-name="P8" loext:marker-style-name="T4"/>
      <text:p text:style-name="P6" loext:marker-style-name="T4"><text:span text:style-name="T4">Academics</text:span></text:p>
      <text:p text:style-name="P8" loext:marker-style-name="T4"/>
      <text:p text:style-name="P9" loext:marker-style-name="T5"/>
      <text:p text:style-name="P6" loext:marker-style-name="T4"><text:span text:style-name="T5">Position:</text:span></text:p>
      <text:p text:style-name="P5" loext:marker-style-name="T4"><text:span text:style-name="T4">C.A.H</text:span></text:p>
      <text:p text:style-name="P7" loext:marker-style-name="T4"><text:span text:style-name="T4"/></text:p>
      <text:p text:style-name="P7" loext:marker-style-name="T4"><text:span text:style-name="T4"/></text:p>
      <text:p text:style-name="P7" loext:marker-style-name="T4"><text:span text:style-name="T4"/></text:p>
      <text:p text:style-name="P7" loext:marker-style-name="T4"><text:span text:style-name="T4"/></text:p>
      <text:p text:style-name="P7" loext:marker-style-name="T4"><text:span text:style-name="T4"/></text:p>
      <text:p text:style-name="P7" loext:marker-style-name="T4"><text:span text:style-name="T4"/></text:p>
      <text:p text:style-name="P10" loext:marker-style-name="T4"><text:soft-page-break/><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EcoShield</text:span></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oft-page-break/><text:span text:style-name="T7"/></text:p>
      <text:p text:style-name="P10" loext:marker-style-name="T4"><text:span text:style-name="T7"/></text:p>
      <text:p text:style-name="P10" loext:marker-style-name="T4"><text:span text:style-name="T7"/></text:p>
      <text:p text:style-name="P11" loext:marker-style-name="T4"><text:span text:style-name="T7"/></text:p>
      <text:p text:style-name="P11" loext:marker-style-name="T4"><text:span text:style-name="T7">Theme: Save Planet<text:line-break/>Project Name: EcoShield<text:line-break/>Category: Transforming Big Data with Data Science</text:span></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pan text:style-name="T7"/></text:p>
      <text:p text:style-name="P10" loext:marker-style-name="T4"><text:soft-page-break/><text:span text:style-name="T7"/></text:p>
      <text:p text:style-name="P13" loext:marker-style-name="T4"><text:span text:style-name="T7"/></text:p>
      <text:h text:style-name="P1" text:outline-level="3" loext:marker-style-name="T4"><text:span text:style-name="T7">Table of Contents</text:span></text:h>
      <text:list text:style-name="L1">
        <text:list-item>
          <text:p text:style-name="P16"><text:span text:style-name="Strong_20_Emphasis">Introduction</text:span></text:p>
          <text:list>
            <text:list-item>
              <text:p text:style-name="P17">Overview of EcoShield</text:p>
            </text:list-item>
            <text:list-item>
              <text:p text:style-name="P17">Climate Change and its Impact on Agriculture</text:p>
            </text:list-item>
            <text:list-item>
              <text:p text:style-name="P17">Importance of Data Science in Combating Climate Change</text:p>
            </text:list-item>
          </text:list>
        </text:list-item>
        <text:list-item>
          <text:p text:style-name="P16"><text:span text:style-name="Strong_20_Emphasis">Problem Definition</text:span></text:p>
          <text:list>
            <text:list-item>
              <text:p text:style-name="P17">The Impact of Climate Change on Global Food Production</text:p>
            </text:list-item>
            <text:list-item>
              <text:p text:style-name="P17">Food Security Challenges</text:p>
            </text:list-item>
            <text:list-item>
              <text:p text:style-name="P17">EcoShield’s Role in Addressing the Problem</text:p>
            </text:list-item>
          </text:list>
        </text:list-item>
        <text:list-item>
          <text:p text:style-name="P16"><text:span text:style-name="Strong_20_Emphasis">Design Specifications</text:span></text:p>
          <text:list>
            <text:list-item>
              <text:p text:style-name="P17">Overview of EcoShield Components</text:p>
            </text:list-item>
            <text:list-item>
              <text:p text:style-name="P17">Technologies Used (Pandas, Machine Learning Models)</text:p>
            </text:list-item>
            <text:list-item>
              <text:p text:style-name="P17">Integration and Workflow</text:p>
            </text:list-item>
          </text:list>
        </text:list-item>
        <text:list-item>
          <text:p text:style-name="P16"><text:span text:style-name="Strong_20_Emphasis">Key Components</text:span></text:p>
          <text:list>
            <text:list-item>
              <text:p text:style-name="P17">Data Collection</text:p>
              <text:list>
                <text:list-item>
                  <text:p text:style-name="P17">Environmental and Crop Data</text:p>
                </text:list-item>
                <text:list-item>
                  <text:p text:style-name="P17">Sources of Data (SRES Emissions, FAO)</text:p>
                </text:list-item>
              </text:list>
            </text:list-item>
            <text:list-item>
              <text:p text:style-name="P17">Data Preprocessing</text:p>
              <text:list>
                <text:list-item>
                  <text:p text:style-name="P17">Data Cleaning and Transformation</text:p>
                </text:list-item>
              </text:list>
            </text:list-item>
            <text:list-item>
              <text:p text:style-name="P17">Model Training</text:p>
              <text:list>
                <text:list-item>
                  <text:p text:style-name="P17">Algorithms Used (Random Forest, SVM, Naive Bayes)</text:p>
                </text:list-item>
              </text:list>
            </text:list-item>
            <text:list-item>
              <text:p text:style-name="P17">Prediction</text:p>
            </text:list-item>
            <text:list-item>
              <text:p text:style-name="P17">Result Visualization</text:p>
              <text:list>
                <text:list-item>
                  <text:p text:style-name="P17">Visual Representation (Graphs and Heatmaps)</text:p>
                </text:list-item>
              </text:list>
            </text:list-item>
            <text:list-item>
              <text:p text:style-name="P17">System Integration</text:p>
            </text:list-item>
          </text:list>
        </text:list-item>
        <text:list-item>
          <text:p text:style-name="P16"><text:span text:style-name="Strong_20_Emphasis">User Flow Diagram / User Journey Map</text:span></text:p>
          <text:list>
            <text:list-item>
              <text:p text:style-name="P17">Step-by-Step User Journey</text:p>
            </text:list-item>
            <text:list-item>
              <text:p text:style-name="P17">Data Collection to Decision Making Flow</text:p>
            </text:list-item>
          </text:list>
        </text:list-item>
        <text:list-item>
          <text:p text:style-name="P16"><text:span text:style-name="Strong_20_Emphasis">Test Data</text:span></text:p>
          <text:list>
            <text:list-item>
              <text:p text:style-name="P17">Datasets Used for Testing</text:p>
            </text:list-item>
            <text:list-item>
              <text:p text:style-name="P17">Sources (SRES Emissions, FAO)</text:p>
            </text:list-item>
            <text:list-item>
              <text:p text:style-name="P17">Evaluation of Model Accuracy</text:p>
            </text:list-item>
          </text:list>
        </text:list-item>
        <text:list-item>
          <text:p text:style-name="P16"><text:span text:style-name="Strong_20_Emphasis">Project Installation Instructions</text:span></text:p>
          <text:list>
            <text:list-item>
              <text:p text:style-name="P17">Prerequisites</text:p>
              <text:list>
                <text:list-item>
                  <text:p text:style-name="P17">Software and Library Requirements (Python <text:span text:style-name="T1">and</text:span> R, etc.)</text:p>
                </text:list-item>
              </text:list>
            </text:list-item>
            <text:list-item>
              <text:p text:style-name="P17">Setup Instructions</text:p>
              <text:list>
                <text:list-item>
                  <text:p text:style-name="P17"><text:soft-page-break/>Cloning the Repository</text:p>
                </text:list-item>
                <text:list-item>
                  <text:p text:style-name="P17">Uploading Data</text:p>
                </text:list-item>
                <text:list-item>
                  <text:p text:style-name="P17">Running the Application</text:p>
                </text:list-item>
              </text:list>
            </text:list-item>
          </text:list>
        </text:list-item>
        <text:list-item>
          <text:p text:style-name="P16"><text:span text:style-name="Strong_20_Emphasis">Steps to Execute the Project</text:span></text:p>
          <text:list>
            <text:list-item>
              <text:p text:style-name="P17">Download and Setup</text:p>
            </text:list-item>
            <text:list-item>
              <text:p text:style-name="P17">Data Preprocessing</text:p>
            </text:list-item>
            <text:list-item>
              <text:p text:style-name="P17">Model Training</text:p>
            </text:list-item>
            <text:list-item>
              <text:p text:style-name="P17">Prediction</text:p>
            </text:list-item>
            <text:list-item>
              <text:p text:style-name="P17">Visualization of Results</text:p>
            </text:list-item>
          </text:list>
        </text:list-item>
        <text:list-item>
          <text:p text:style-name="P16"><text:span text:style-name="Strong_20_Emphasis">GitHub Repository</text:span></text:p>
          <text:list>
            <text:list-item>
              <text:p text:style-name="P17">Accessing the EcoShield Source Code</text:p>
            </text:list-item>
          </text:list>
        </text:list-item>
        <text:list-item>
          <text:p text:style-name="P16"><text:span text:style-name="Strong_20_Emphasis">Blog Post</text:span></text:p>
          <text:list>
            <text:list-item>
              <text:p text:style-name="P16">Link to Detailed Blog Post on EcoShield</text:p>
            </text:list-item>
          </text:list>
        </text:list-item>
      </text:list>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pan text:style-name="T7"/></text:p>
      <text:p text:style-name="P13" loext:marker-style-name="T4"><text:soft-page-break/><text:span text:style-name="T7"/></text:p>
      <text:p text:style-name="P13" loext:marker-style-name="T4"><text:span text:style-name="T7"/></text:p>
      <text:p text:style-name="P13" loext:marker-style-name="T4"><text:span text:style-name="T7"/></text:p>
      <text:p text:style-name="P13" loext:marker-style-name="T4"><text:span text:style-name="T7"/></text:p>
      <text:p text:style-name="P12" loext:marker-style-name="T4"><text:span text:style-name="T7">EcoShield: Transforming Big Data with Data Science to Combat Climate Change</text:span></text:p>
      <text:p text:style-name="P14" loext:marker-style-name="T4"><text:span text:style-name="T7"/></text:p>
      <text:p text:style-name="P14" loext:marker-style-name="T4"><text:span text:style-name="T7"><text:s/></text:span><text:span text:style-name="T10">Introduction</text:span></text:p>
      <text:p text:style-name="P14" loext:marker-style-name="T4"><text:span text:style-name="T7"/></text:p>
      <text:p text:style-name="P14" loext:marker-style-name="T4"><text:span text:style-name="T7">As the world grapples with the escalating threat of climate change, one of the most pressing challenges is its impact on global food production. The agricultural sector is particularly vulnerable to fluctuating environmental conditions, with changes in temperature, precipitation, and an increase in extreme weather events posing serious risks to crop yields. With the global population on the rise, ensuring food security has become a paramount concern.</text:span></text:p>
      <text:p text:style-name="P14" loext:marker-style-name="T4"><text:span text:style-name="T7"/></text:p>
      <text:p text:style-name="P14" loext:marker-style-name="T4"><text:span text:style-name="T7">EcoShield is a transformative application designed to address these challenges by harnessing the power of Big Data and Data Science. By analyzing vast datasets that capture climatic and agricultural information, EcoShield provides predictive insights that empower farmers, policymakers, and researchers to make informed decisions. These insights help develop strategies to mitigate the </text:span><text:soft-page-break/><text:span text:style-name="T7">adverse effects of climate change on crop production, ensuring sustainable food supplies in the future.</text:span></text:p>
      <text:p text:style-name="P14" loext:marker-style-name="T4"><text:span text:style-name="T7"/></text:p>
      <text:p text:style-name="P14" loext:marker-style-name="T4"><text:span text:style-name="T7">Through an innovative blend of scalable data storage, advanced data processing, and machine learning algorithms, EcoShield is poised to transform the way we respond to climate-related agricultural challenges. This document outlines the problem being addressed, the design and components of the EcoShield application, user journey flow, the test data used, and instructions on how to set up and run the project.</text:span></text:p>
      <text:p text:style-name="P14" loext:marker-style-name="T4"><text:span text:style-name="T7"/></text:p>
      <text:p text:style-name="P15" loext:marker-style-name="T4"><text:span text:style-name="T7">Problem Definition:</text:span></text:p>
      <text:p text:style-name="P14" loext:marker-style-name="T4"><text:span text:style-name="T7"/></text:p>
      <text:p text:style-name="P14" loext:marker-style-name="T4"><text:span text:style-name="T7">Climate change is drastically affecting global food production, with impacts like changing temperatures, droughts, and extreme weather events putting pressure on the agricultural sector. As the world population grows, food security challenges intensify. To address this issue, the EcoShield application leverages Big Data and Data Science techniques to analyze vast datasets, identifying climatic patterns and their impact on crop yields. By providing predictive insights, the application helps policymakers, farmers, and researchers develop data-driven strategies to mitigate these impacts and secure sustainable food production.</text:span></text:p>
      <text:p text:style-name="P14" loext:marker-style-name="T4"><text:span text:style-name="T7"/></text:p>
      <text:p text:style-name="P15" loext:marker-style-name="T4"><text:span text:style-name="T7"/></text:p>
      <text:p text:style-name="P15" loext:marker-style-name="T4"><text:span text:style-name="T7"/></text:p>
      <text:p text:style-name="P15" loext:marker-style-name="T4"><text:span text:style-name="T7"/></text:p>
      <text:p text:style-name="P15" loext:marker-style-name="T4"><text:span text:style-name="T7"/></text:p>
      <text:p text:style-name="P15" loext:marker-style-name="T4"><text:soft-page-break/><text:span text:style-name="T7">Design Specifications:</text:span></text:p>
      <text:p text:style-name="P14" loext:marker-style-name="T4"><text:span text:style-name="T7"/></text:p>
      <text:p text:style-name="P14" loext:marker-style-name="T4"><text:span text:style-name="T7">EcoShield is a comprehensive application that integrates multiple components to process, analyze, and visualize large datasets. The application uses Pandas for scalable data storage and for efficient data processing. It employs machine learning models like Random Forest, Support Vector Machine, and Naive Bayes to predict crop yields under different climatic conditions.</text:span></text:p>
      <text:p text:style-name="P14" loext:marker-style-name="T4"><text:span text:style-name="T7"/></text:p>
      <text:p text:style-name="P15" loext:marker-style-name="T4"><text:span text:style-name="T7">Key Components:</text:span></text:p>
      <text:p text:style-name="P14" loext:marker-style-name="T4"><text:span text:style-name="T7"/></text:p>
      <text:p text:style-name="P14" loext:marker-style-name="T4"><text:span text:style-name="T7"><text:s text:c="4"/>Data Collection: Gathering environmental data such as temperature, precipitation, changes for world crop yields taking into account uncertainty in the level of climate change expected and physiological effects of carbon dioxide on plant growth. </text:span></text:p>
      <text:p text:style-name="P14" loext:marker-style-name="T4"><text:span text:style-name="T7"/></text:p>
      <text:p text:style-name="P14" loext:marker-style-name="T4"><text:span text:style-name="T7"><text:s text:c="4"/>Data Preprocessing: Cleaning, transforming, and reducing the dataset to ensure data accuracy and manageability.</text:span></text:p>
      <text:p text:style-name="P14" loext:marker-style-name="T4"><text:span text:style-name="T7"/></text:p>
      <text:p text:style-name="P14" loext:marker-style-name="T4"><text:span text:style-name="T7"><text:s text:c="4"/>Model Training: Using machine learning algorithms to train models and predict crop yields.</text:span></text:p>
      <text:p text:style-name="P14" loext:marker-style-name="T4"><text:span text:style-name="T7"/></text:p>
      <text:p text:style-name="P14" loext:marker-style-name="T4"><text:span text:style-name="T7"><text:s text:c="4"/>Result Visualization: Providing insights via graphs and heatmaps, making the results accessible for decision-making.</text:span></text:p>
      <text:p text:style-name="P14" loext:marker-style-name="T4"><text:span text:style-name="T7"/></text:p>
      <text:p text:style-name="P14" loext:marker-style-name="T4"><text:span text:style-name="T7"><text:s text:c="4"/>System Integration: Ensuring all components work seamlessly, from data processing to prediction.</text:span></text:p>
      <text:p text:style-name="P14" loext:marker-style-name="T4"><text:soft-page-break/><text:span text:style-name="T7"/></text:p>
      <text:p text:style-name="P15" loext:marker-style-name="T4"><text:span text:style-name="T7">User Flow Diagram / User Journey Map</text:span></text:p>
      <text:p text:style-name="P14" loext:marker-style-name="T4"><text:span text:style-name="T7"/></text:p>
      <text:p text:style-name="P14" loext:marker-style-name="T4"><text:span text:style-name="T7">Below is a simplified diagram to illustrate the user journey:</text:span></text:p>
      <text:p text:style-name="P14" loext:marker-style-name="T4"><text:span text:style-name="T7">plaintext</text:span></text:p>
      <text:p text:style-name="P14" loext:marker-style-name="T4"><text:span text:style-name="T7"/></text:p>
      <text:p text:style-name="P14" loext:marker-style-name="T4"><text:span text:style-name="T7">[Data Collection] -&gt; [Data Preprocessing] -&gt; [Model Training] -&gt; [Prediction] -&gt; [Visualization] -&gt; [Decision Making]</text:span></text:p>
      <text:p text:style-name="P14" loext:marker-style-name="T4"><text:span text:style-name="T7"/></text:p>
      <text:p text:style-name="P15" loext:marker-style-name="T4"><text:span text:style-name="T7">User Journey:</text:span></text:p>
      <text:p text:style-name="P14" loext:marker-style-name="T4"><text:span text:style-name="T7"/></text:p>
      <text:p text:style-name="P14" loext:marker-style-name="T4"><text:span text:style-name="T7"><text:s text:c="4"/>User Input: User provides raw environmental and crop data.</text:span></text:p>
      <text:p text:style-name="P14" loext:marker-style-name="T4"><text:span text:style-name="T7"><text:s text:c="4"/>Data Processing: The system processes and cleans the data.</text:span></text:p>
      <text:p text:style-name="P14" loext:marker-style-name="T4"><text:span text:style-name="T7"><text:s text:c="4"/>Model Training: Machine learning models are trained on historical data.</text:span></text:p>
      <text:p text:style-name="P14" loext:marker-style-name="T4"><text:span text:style-name="T7"><text:s text:c="4"/>Prediction: The system generates predictions for future crop yields.</text:span></text:p>
      <text:p text:style-name="P14" loext:marker-style-name="T4"><text:span text:style-name="T7"><text:s text:c="4"/>Results: The user views the visualized results (graphs/heatmaps) to make informed decisions.</text:span></text:p>
      <text:p text:style-name="P14" loext:marker-style-name="T4"><text:span text:style-name="T7"/></text:p>
      <text:p text:style-name="P15" loext:marker-style-name="T4"><text:span text:style-name="T7"/></text:p>
      <text:p text:style-name="P15" loext:marker-style-name="T4"><text:span text:style-name="T7"/></text:p>
      <text:p text:style-name="P15" loext:marker-style-name="T4"><text:span text:style-name="T7"/></text:p>
      <text:p text:style-name="P15" loext:marker-style-name="T4"><text:span text:style-name="T7"/></text:p>
      <text:p text:style-name="P15" loext:marker-style-name="T4"><text:span text:style-name="T7"/></text:p>
      <text:p text:style-name="P15" loext:marker-style-name="T4"><text:span text:style-name="T7"/></text:p>
      <text:p text:style-name="P15" loext:marker-style-name="T4"><text:span text:style-name="T7"/></text:p>
      <text:p text:style-name="P15" loext:marker-style-name="T4"><text:span text:style-name="T7"/></text:p>
      <text:p text:style-name="P15" loext:marker-style-name="T4"><text:soft-page-break/><text:span text:style-name="T7">Test Data Used in the Project</text:span></text:p>
      <text:p text:style-name="P14" loext:marker-style-name="T4"><text:span text:style-name="T7"/></text:p>
      <text:p text:style-name="P14" loext:marker-style-name="T4"><text:span text:style-name="T7">Test data for the EcoShield project involves climate and agricultural datasets from publicly available sources such as:</text:span></text:p>
      <text:p text:style-name="P14" loext:marker-style-name="T4"><text:span text:style-name="T7"/></text:p>
      <text:p text:style-name="P14" loext:marker-style-name="T4"><text:span text:style-name="T7"><text:s text:c="4"/>Historical temperature and precipitation data from SRES emissions and socio-economic scenarios</text:span></text:p>
      <text:p text:style-name="P14" loext:marker-style-name="T4"><text:span text:style-name="T7"><text:s text:c="4"/>Crop production reports from the FAO</text:span></text:p>
      <text:p text:style-name="P14" loext:marker-style-name="T4"><text:span text:style-name="T7"/></text:p>
      <text:p text:style-name="P14" loext:marker-style-name="T4"><text:span text:style-name="T7">This test data was used to train the machine learning models and evaluate their accuracy in predicting crop yields under varying climate conditions.</text:span></text:p>
      <text:p text:style-name="P14" loext:marker-style-name="T4"><text:span text:style-name="T7"/></text:p>
      <text:p text:style-name="P15" loext:marker-style-name="T4"><text:span text:style-name="T7">Project Installation Instructions.</text:span></text:p>
      <text:p text:style-name="P14" loext:marker-style-name="T4"><text:span text:style-name="T7"/></text:p>
      <text:p text:style-name="P14" loext:marker-style-name="T4"><text:span text:style-name="T7">To set up the EcoShield project on your local environment, follow these steps:</text:span></text:p>
      <text:p text:style-name="P14" loext:marker-style-name="T4"><text:span text:style-name="T7"/></text:p>
      <text:p text:style-name="P14" loext:marker-style-name="T4"><text:span text:style-name="T7"><text:s text:c="4"/>Prerequisites:</text:span></text:p>
      <text:p text:style-name="P14" loext:marker-style-name="T4"><text:span text:style-name="T7"><text:s text:c="8"/>Install Python 3.9+</text:span></text:p>
      <text:p text:style-name="P14" loext:marker-style-name="T4"><text:span text:style-name="T7"><text:s text:c="8"/>Install PyCharm (use pandas)</text:span></text:p>
      <text:p text:style-name="P14" loext:marker-style-name="T4"><text:span text:style-name="T7"><text:s text:c="8"/>Install the required Python libraries using the command:</text:span></text:p>
      <text:p text:style-name="P14" loext:marker-style-name="T4"><text:span text:style-name="T7"/></text:p>
      <text:p text:style-name="P14" loext:marker-style-name="T4"><text:span text:style-name="T7"><text:s text:c="8"/>bash</text:span></text:p>
      <text:p text:style-name="P14" loext:marker-style-name="T4"><text:span text:style-name="T7"/></text:p>
      <text:p text:style-name="P14" loext:marker-style-name="T4"><text:span text:style-name="T7"><text:s text:c="4"/>pip install -r requirements.txt</text:span></text:p>
      <text:p text:style-name="P14" loext:marker-style-name="T4"><text:span text:style-name="T7"/></text:p>
      <text:p text:style-name="P14" loext:marker-style-name="T4"><text:span text:style-name="T7"><text:s text:c="4"/>Ensure you have PyCharm or R installed for running the project.</text:span></text:p>
      <text:p text:style-name="P14" loext:marker-style-name="T4"><text:soft-page-break/><text:span text:style-name="T7"/></text:p>
      <text:p text:style-name="P14" loext:marker-style-name="T4"><text:span text:style-name="T7">Clone the Project:</text:span></text:p>
      <text:p text:style-name="P14" loext:marker-style-name="T4"><text:span text:style-name="T7"/></text:p>
      <text:p text:style-name="P14" loext:marker-style-name="T4"><text:span text:style-name="T7">bash</text:span></text:p>
      <text:p text:style-name="P14" loext:marker-style-name="T4"><text:span text:style-name="T7"/></text:p>
      <text:p text:style-name="P14" loext:marker-style-name="T4"><text:span text:style-name="T7">git clone &lt;GitHub-Link&gt;</text:span></text:p>
      <text:p text:style-name="P14" loext:marker-style-name="T4"><text:span text:style-name="T7">cd EcoShield</text:span></text:p>
      <text:p text:style-name="P14" loext:marker-style-name="T4"><text:span text:style-name="T7"/></text:p>
      <text:p text:style-name="P14" loext:marker-style-name="T4"><text:span text:style-name="T7">Data Upload:</text:span></text:p>
      <text:p text:style-name="P14" loext:marker-style-name="T4"><text:span text:style-name="T7"/></text:p>
      <text:p text:style-name="P14" loext:marker-style-name="T4"><text:span text:style-name="T7"><text:s text:c="4"/>Upload the test datasets into PyCharm, or designated cloud storage.</text:span></text:p>
      <text:p text:style-name="P14" loext:marker-style-name="T4"><text:span text:style-name="T7"/></text:p>
      <text:p text:style-name="P14" loext:marker-style-name="T4"><text:span text:style-name="T7">Run the Application:</text:span></text:p>
      <text:p text:style-name="P14" loext:marker-style-name="T4"><text:span text:style-name="T7"/></text:p>
      <text:p text:style-name="P14" loext:marker-style-name="T4"><text:span text:style-name="T7"><text:s text:c="4"/>Start the PyCharm or R application.</text:span></text:p>
      <text:p text:style-name="P14" loext:marker-style-name="T4"><text:span text:style-name="T7"><text:s text:c="4"/>Run the data preprocessing and model training scripts in the src folder:</text:span></text:p>
      <text:p text:style-name="P14" loext:marker-style-name="T4"><text:span text:style-name="T7"/></text:p>
      <text:p text:style-name="P14" loext:marker-style-name="T4"><text:span text:style-name="T7"><text:s text:c="4"/>bash</text:span></text:p>
      <text:p text:style-name="P14" loext:marker-style-name="T4"><text:span text:style-name="T7"/></text:p>
      <text:p text:style-name="P14" loext:marker-style-name="T4"><text:span text:style-name="T7"><text:s text:c="8"/>python preprocess_data2.py</text:span></text:p>
      <text:p text:style-name="P14" loext:marker-style-name="T4"><text:span text:style-name="T7"><text:s text:c="8"/>R train_model.R</text:span></text:p>
      <text:p text:style-name="P14" loext:marker-style-name="T4"><text:span text:style-name="T7"><text:tab/>R test_mode.R</text:span></text:p>
      <text:p text:style-name="P14" loext:marker-style-name="T4"><text:span text:style-name="T7"><text:tab/>EcoShield Visualization.twb</text:span></text:p>
      <text:p text:style-name="P14" loext:marker-style-name="T4"><text:span text:style-name="T7"/></text:p>
      <text:p text:style-name="P15" loext:marker-style-name="T4"><text:span text:style-name="T7">GitHub Repository</text:span></text:p>
      <text:p text:style-name="P14" loext:marker-style-name="T4"><text:span text:style-name="T7"/></text:p>
      <text:p text:style-name="P14" loext:marker-style-name="T4"><text:span text:style-name="T7">You can access the full source code of the EcoShield project at the following GitHub repository: EcoShield GitHub Repository</text:span></text:p>
      <text:p text:style-name="P14" loext:marker-style-name="T4"><text:soft-page-break/><text:span text:style-name="T7">Steps to Execute the Project</text:span></text:p>
      <text:p text:style-name="P14" loext:marker-style-name="T4"><text:span text:style-name="T7"/></text:p>
      <text:p text:style-name="P14" loext:marker-style-name="T4"><text:span text:style-name="T7"><text:s text:c="4"/></text:span><text:span text:style-name="T8">Download and Set Up:</text:span></text:p>
      <text:p text:style-name="P14" loext:marker-style-name="T4"><text:span text:style-name="T7"><text:s text:c="8"/>Clone the GitHub repository to your local machine.</text:span></text:p>
      <text:p text:style-name="P14" loext:marker-style-name="T4"><text:span text:style-name="T7"><text:s text:c="8"/>Ensure you have set up all required dependencies (Python and R).</text:span></text:p>
      <text:p text:style-name="P14" loext:marker-style-name="T4"><text:span text:style-name="T7"/></text:p>
      <text:p text:style-name="P14" loext:marker-style-name="T4"><text:span text:style-name="T7"><text:s text:c="4"/></text:span><text:span text:style-name="T8">Data Preprocessing:</text:span></text:p>
      <text:p text:style-name="P14" loext:marker-style-name="T4"><text:span text:style-name="T7"><text:s text:c="8"/>Execute the preprocess_data2.py script to clean and format the data.</text:span></text:p>
      <text:p text:style-name="P14" loext:marker-style-name="T4"><text:span text:style-name="T7"/></text:p>
      <text:p text:style-name="P14" loext:marker-style-name="T4"><text:span text:style-name="T7"><text:s text:c="4"/></text:span><text:span text:style-name="T8">Model Training:</text:span></text:p>
      <text:p text:style-name="P14" loext:marker-style-name="T4"><text:span text:style-name="T7"><text:s text:c="8"/>Run the train_model.R script to train the Random Forest, SVM, and Naive Bayes models.</text:span></text:p>
      <text:p text:style-name="P14" loext:marker-style-name="T4"><text:span text:style-name="T7"/></text:p>
      <text:p text:style-name="P14" loext:marker-style-name="T4"><text:span text:style-name="T7"><text:s text:c="4"/>Prediction:</text:span></text:p>
      <text:p text:style-name="P14" loext:marker-style-name="T4"><text:span text:style-name="T7"><text:s text:c="8"/>Use the test_model.R script to predict crop yields using the trained models.</text:span></text:p>
      <text:p text:style-name="P14" loext:marker-style-name="T4"><text:span text:style-name="T7"/></text:p>
      <text:p text:style-name="P14" loext:marker-style-name="T4"><text:span text:style-name="T7"><text:s text:c="4"/></text:span><text:span text:style-name="T8">Visualization:</text:span></text:p>
      <text:p text:style-name="P14" loext:marker-style-name="T4"><text:span text:style-name="T7"><text:s text:c="8"/>Visualize the results by running EcoShield Visualization.twb, or (tableu dashboard local) which generates graphs and heatmaps to show climate impacts on crop production.</text:span></text:p>
      <text:p text:style-name="P14" loext:marker-style-name="T4"><text:span text:style-name="T7"/></text:p>
      <text:p text:style-name="P15" loext:marker-style-name="T4"><text:span text:style-name="T7">Blog Post Link</text:span></text:p>
      <text:p text:style-name="P14" loext:marker-style-name="T4"><text:span text:style-name="T7"/></text:p>
      <text:p text:style-name="P14" loext:marker-style-name="T4"><text:span text:style-name="T7">For a detailed breakdown of the EcoShield project, please visit the published blog post: </text:span><text:a xlink:type="simple" xlink:href="https://www.tumblr.com/billy471/762401978662977536/ecoshield-leveraging-big-data-and-data-science-to?source=share" text:style-name="Internet_20_link" text:visited-style-name="Visited_20_Internet_20_Link"><text:span text:style-name="T7">https://www.tumblr.com/billy471/762401978662977536/ec</text:span><text:soft-page-break/><text:span text:style-name="T7">oshield-leveraging-big-data-and-data-science-to?source=share</text:span></text:a></text:p>
      <text:p text:style-name="P14" loext:marker-style-name="T4"><text:span text:style-name="T7"/></text:p>
      <text:p text:style-name="P14" loext:marker-style-name="T4"><text:span text:style-name="T7"/></text:p>
      <text:p text:style-name="P14" loext:marker-style-name="T4"><text:span text:style-name="T7"><text:s/></text:span></text:p>
      <text:p text:style-name="P11" loext:marker-style-name="T4"><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10:26:31.196000000</meta:creation-date>
    <dc:date>2024-09-23T12:31:15.728000000</dc:date>
    <meta:editing-duration>PT2H4M46S</meta:editing-duration>
    <meta:editing-cycles>1</meta:editing-cycles>
    <meta:document-statistic meta:table-count="0" meta:image-count="0" meta:object-count="0" meta:page-count="14" meta:paragraph-count="135" meta:word-count="1078" meta:character-count="7647" meta:non-whitespace-character-count="6550"/>
    <meta:generator>EasyOffice/7.6.2.1.0$Windows_X86_64 LibreOffice_project/0bc4d647150f05f02b71ccb5539a4012b57f1faf</meta:generator>
  </office:meta>
</office:document-meta>
</file>